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73f67" officeooo:paragraph-rsid="00173f67"/>
    </style:style>
    <style:style style:name="P2" style:family="paragraph" style:parent-style-name="Table_20_Contents">
      <style:text-properties officeooo:rsid="001765f9" officeooo:paragraph-rsid="001765f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4083723824688">
          <table:table-cell table:style-name="Table1.A1" office:value-type="string">
            <text:p text:style-name="P1">Learning file recovery tool:</text:p>
            <text:p text:style-name="P1"/>
          </table:table-cell>
        </table:table-row>
        <table:table-row table:style-name="TableLine94083723824688">
          <table:table-cell table:style-name="Table1.A2" office:value-type="string">
            <text:p text:style-name="P2">Test – Disk</text:p>
            <text:p text:style-name="P2"/>
            <text:p text:style-name="P2"/>
          </table:table-cell>
        </table:table-row>
        <table:table-row table:style-name="TableLine94083723824688">
          <table:table-cell table:style-name="Table1.A2" office:value-type="string">
            <text:p text:style-name="P2">Safe-copy</text:p>
            <text:p text:style-name="P2">\</text:p>
          </table:table-cell>
        </table:table-row>
        <table:table-row table:style-name="TableLine94083723824688">
          <table:table-cell table:style-name="Table1.A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22:41:51.272950111</meta:creation-date>
    <dc:date>2022-01-08T22:42:55.034534761</dc:date>
    <meta:editing-duration>PT1M3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1" meta:paragraph-count="4" meta:word-count="8" meta:character-count="49" meta:non-whitespace-character-count="44"/>
  </office:meta>
</office:document-meta>
</file>